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center" fo:line-height="150%" fo:text-indent="0.5in"/>
      <style:text-properties style:font-name="Times New Roman" fo:font-weight="bold" style:font-weight-asian="bold" style:font-weight-complex="bold" fo:font-size="16pt" style:font-size-asian="16pt" style:font-size-complex="16pt"/>
    </style:style>
    <style:style style:name="P2" style:parent-style-name="Normal" style:family="paragraph">
      <style:paragraph-properties fo:text-align="justify" fo:line-height="150%" fo:text-indent="0.5in"/>
      <style:text-properties style:font-name="Times New Roman" fo:font-size="12pt" style:font-size-asian="12pt" style:font-size-complex="12pt"/>
    </style:style>
    <style:style style:name="P3" style:parent-style-name="Normal" style:family="paragraph">
      <style:paragraph-properties fo:text-align="justify" fo:line-height="150%" fo:text-indent="0.5in"/>
      <style:text-properties style:font-name="Times New Roman" fo:font-size="12pt" style:font-size-asian="12pt" style:font-size-complex="12pt"/>
    </style:style>
    <style:style style:name="P4" style:parent-style-name="Normal" style:family="paragraph">
      <style:paragraph-properties fo:text-align="justify" fo:line-height="150%"/>
    </style:style>
  </office:automatic-styles>
  <office:body>
    <office:text text:use-soft-page-breaks="true">
      <text:p text:style-name="P1">xGBoost Regression Model</text:p>
      <text:p text:style-name="P2">The xGBoost model in Lab 2 was designed to predict bus arrival delays using inputs such as dwell time, scheduled travel time, upstream stop delay, and recurrent delay as independent variables, with arrival<text:s/>delay as the dependent variable. The data was split into 80% for training and 20% for testing to avoid overfitting and ensure better generalization. The model's performance was evaluated using<text:s/>MSE,<text:s/>R², and<text:s/>MAE. The model achieved an R-squared of 0.99, indicating a high accuracy (99%) in predicting arrival delays. Additionally, the MAE and MSE were 11.36 and 240.9, respectively, highlighting strong predictive performance.</text:p>
      <text:p text:style-name="P3">After performing a grid search, the best hyperparameters were identified as follows: colsample_bytree=0.5, gamma=0, learning_rate=0.1, max_depth=3, n_estimators=200, reg_alpha=0, and reg_lambda=1.5. These hyperparameters were tuned to optimize the model's performance and prevent overfitting. xGBoost could also be applied to other transportation problems, such as travel time prediction, route performance analysis, or traffic congestion forecasting, where accurate prediction is crucial for efficient transportation planning and management.</text:p>
      <text:p text:style-name="P4">The key lesson from this exercise is the vital role of hyperparameter tuning in optimizing model performance. The grid search method showed that even small adjustments can greatly enhance predictive power. Additionally, evaluating models with multiple metrics like MSE, R-squared, and MAE is crucial for a well-rounded performance assess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asyful Humam</meta:initial-creator>
    <dc:creator>Kasyful Humam</dc:creator>
    <meta:creation-date>2024-09-01T12:49:00Z</meta:creation-date>
    <dc:date>2024-09-02T19:37:00Z</dc:date>
    <meta:print-date>2024-09-02T18:34:00Z</meta:print-date>
    <meta:template xlink:href="Normal" xlink:type="simple"/>
    <meta:editing-cycles>4</meta:editing-cycles>
    <meta:editing-duration>PT4020S</meta:editing-duration>
    <meta:document-statistic meta:page-count="1" meta:paragraph-count="3" meta:word-count="230" meta:character-count="1539" meta:row-count="10" meta:non-whitespace-character-count="1312"/>
  </office:meta>
</office:document-meta>
</file>